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75in" fo:margin-left="-0.3708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3.5in"/>
    </style:style>
    <style:style style:name="Table1.C" style:family="table-column">
      <style:table-column-properties style:column-width="3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75in" fo:margin-left="-0.3708in" table:align="left"/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3.5in"/>
    </style:style>
    <style:style style:name="Table2.C" style:family="table-column">
      <style:table-column-properties style:column-width="3.5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75in" fo:margin-left="-0.3708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3.5in"/>
    </style:style>
    <style:style style:name="Table3.C" style:family="table-column">
      <style:table-column-properties style:column-width="3.5625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7667in" fo:margin-left="-0.0688in" table:align="left"/>
    </style:style>
    <style:style style:name="Table4.A" style:family="table-column">
      <style:table-column-properties style:column-width="1.75in"/>
    </style:style>
    <style:style style:name="Table4.B" style:family="table-column">
      <style:table-column-properties style:column-width="2.5104in"/>
    </style:style>
    <style:style style:name="Table4.C" style:family="table-column">
      <style:table-column-properties style:column-width="2.506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aac" officeooo:paragraph-rsid="000beaac"/>
    </style:style>
    <style:style style:name="P2" style:family="paragraph" style:parent-style-name="Standard">
      <style:text-properties officeooo:rsid="00103934" officeooo:paragraph-rsid="000beaac"/>
    </style:style>
    <style:style style:name="P3" style:family="paragraph" style:parent-style-name="Standard">
      <style:text-properties officeooo:rsid="00103934" officeooo:paragraph-rsid="00187242"/>
    </style:style>
    <style:style style:name="P4" style:family="paragraph" style:parent-style-name="Standard">
      <style:text-properties officeooo:paragraph-rsid="00187242"/>
    </style:style>
    <style:style style:name="P5" style:family="paragraph" style:parent-style-name="Standard">
      <style:text-properties officeooo:paragraph-rsid="001b9b1f"/>
    </style:style>
    <style:style style:name="P6" style:family="paragraph" style:parent-style-name="Standard">
      <style:text-properties officeooo:rsid="001ead41" officeooo:paragraph-rsid="001ead41"/>
    </style:style>
    <style:style style:name="P7" style:family="paragraph" style:parent-style-name="Standard">
      <style:text-properties officeooo:paragraph-rsid="001ead41"/>
    </style:style>
    <style:style style:name="P8" style:family="paragraph" style:parent-style-name="Standard">
      <style:text-properties fo:font-weight="bold" officeooo:rsid="000beaac" officeooo:paragraph-rsid="000beaac" style:font-weight-asian="bold" style:font-weight-complex="bold"/>
    </style:style>
    <style:style style:name="P9" style:family="paragraph" style:parent-style-name="Standard">
      <style:text-properties fo:font-weight="bold" officeooo:rsid="001ead41" officeooo:paragraph-rsid="001ead41" style:font-weight-asian="bold" style:font-weight-complex="bold"/>
    </style:style>
    <style:style style:name="P10" style:family="paragraph" style:parent-style-name="Table_20_Contents">
      <style:text-properties officeooo:rsid="001417f0" officeooo:paragraph-rsid="001417f0"/>
    </style:style>
    <style:style style:name="P11" style:family="paragraph" style:parent-style-name="Table_20_Contents">
      <style:text-properties officeooo:rsid="001417f0" officeooo:paragraph-rsid="00187242"/>
    </style:style>
    <style:style style:name="P12" style:family="paragraph" style:parent-style-name="Table_20_Contents">
      <style:text-properties officeooo:rsid="001417f0" officeooo:paragraph-rsid="001b9b1f"/>
    </style:style>
    <style:style style:name="P13" style:family="paragraph" style:parent-style-name="Table_20_Contents">
      <style:text-properties officeooo:rsid="001463ca" officeooo:paragraph-rsid="001463ca"/>
    </style:style>
    <style:style style:name="P14" style:family="paragraph" style:parent-style-name="Table_20_Contents">
      <style:text-properties officeooo:rsid="001463ca" officeooo:paragraph-rsid="00187242"/>
    </style:style>
    <style:style style:name="P15" style:family="paragraph" style:parent-style-name="Table_20_Contents">
      <style:text-properties officeooo:rsid="001463ca" officeooo:paragraph-rsid="001b9b1f"/>
    </style:style>
    <style:style style:name="P16" style:family="paragraph" style:parent-style-name="Table_20_Contents">
      <style:text-properties officeooo:paragraph-rsid="00187242"/>
    </style:style>
    <style:style style:name="P17" style:family="paragraph" style:parent-style-name="Table_20_Contents">
      <style:text-properties officeooo:paragraph-rsid="001b9b1f"/>
    </style:style>
    <style:style style:name="P18" style:family="paragraph" style:parent-style-name="Table_20_Contents">
      <style:text-properties officeooo:rsid="001ead41" officeooo:paragraph-rsid="001ead41"/>
    </style:style>
    <style:style style:name="P19" style:family="paragraph" style:parent-style-name="Table_20_Contents">
      <style:paragraph-properties fo:text-align="center" style:justify-single-word="false"/>
      <style:text-properties officeooo:rsid="001ead41" officeooo:paragraph-rsid="001ead41"/>
    </style:style>
    <style:style style:name="T1" style:family="text">
      <style:text-properties officeooo:rsid="001417f0"/>
    </style:style>
    <style:style style:name="T2" style:family="text">
      <style:text-properties officeooo:rsid="00165736"/>
    </style:style>
    <style:style style:name="T3" style:family="text">
      <style:text-properties officeooo:rsid="00187242"/>
    </style:style>
    <style:style style:name="T4" style:family="text">
      <style:text-properties officeooo:rsid="001b9b1f"/>
    </style:style>
    <style:style style:name="T5" style:family="text">
      <style:text-properties officeooo:rsid="001dea08"/>
    </style:style>
    <style:style style:name="T6" style:family="text">
      <style:text-properties officeooo:rsid="001deeb1"/>
    </style:style>
    <style:style style:name="T7" style:family="text">
      <style:text-properties officeooo:rsid="001ead41"/>
    </style:style>
    <style:style style:name="T8" style:family="text">
      <style:text-properties officeooo:rsid="001f0f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Đo thời gian dựng view bằng FrameMetrics.</text:p>
      <text:p text:style-name="P1"/>
      <text:p text:style-name="P1">View được thiết kế bao gồm nhiều hàng, mỗi hàng gồm một Rect, một Drawable và một Text.</text:p>
      <text:p text:style-name="P1"/>
      <text:p text:style-name="P8">So sánh giữa 1 view <text:span text:style-name="T6">và </text:span>5 view <text:span text:style-name="T5">có cùng tổng số lượng item: (thời gian millisecond)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5<text:span text:style-name="T1">k</text:span></text:p>
          </table:table-cell>
          <table:table-cell table:style-name="Table1.A1" office:value-type="string">
            <text:p text:style-name="P10">1 view</text:p>
          </table:table-cell>
          <table:table-cell table:style-name="Table1.C1" office:value-type="string">
            <text:p text:style-name="P10">5 view<text:span text:style-name="T2">s</text:span></text:p>
          </table:table-cell>
        </table:table-row>
        <table:table-row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Table_20_Contents">ANIMATION_DURATION: 0.22139</text:p>
            <text:p text:style-name="Table_20_Contents"><text:s text:c="4"/>COMMAND_ISSUE_DURATION: 3.16717</text:p>
            <text:p text:style-name="Table_20_Contents"><text:s text:c="4"/>DRAW_DURATION: 0.04287</text:p>
            <text:p text:style-name="Table_20_Contents"><text:s text:c="4"/>FIRST_DRAW_FRAME: 0.0</text:p>
            <text:p text:style-name="Table_20_Contents"><text:s text:c="4"/>INPUT_HANDLING_DURATION: 0.03999</text:p>
            <text:p text:style-name="Table_20_Contents"><text:s text:c="4"/>LAYOUT_MEASURE_DURATION: 3.98836</text:p>
            <text:p text:style-name="Table_20_Contents"><text:s text:c="4"/>SWAP_BUFFERS_DURATION: 11.5827</text:p>
            <text:p text:style-name="Table_20_Contents"><text:s text:c="4"/>SYNC_DURATION: 0.13048</text:p>
            <text:p text:style-name="Table_20_Contents"><text:s text:c="4"/>TOTAL_DURATION: 19.58003</text:p>
            <text:p text:style-name="Table_20_Contents"><text:s text:c="4"/>UNKNOWN_DELAY_DURATION: 0.38537</text:p>
          </table:table-cell>
          <table:table-cell table:style-name="Table1.C2" office:value-type="string">
            <text:p text:style-name="Table_20_Contents">ANIMATION_DURATION: 0.16367</text:p>
            <text:p text:style-name="Table_20_Contents"><text:s text:c="4"/>COMMAND_ISSUE_DURATION: 1.13547</text:p>
            <text:p text:style-name="Table_20_Contents"><text:s text:c="4"/>DRAW_DURATION: 0.03856</text:p>
            <text:p text:style-name="Table_20_Contents"><text:s text:c="4"/>FIRST_DRAW_FRAME: 0.0</text:p>
            <text:p text:style-name="Table_20_Contents"><text:s text:c="4"/>INPUT_HANDLING_DURATION: 0.04374</text:p>
            <text:p text:style-name="Table_20_Contents"><text:s text:c="4"/>LAYOUT_MEASURE_DURATION: 2.91516</text:p>
            <text:p text:style-name="Table_20_Contents"><text:s text:c="4"/>SWAP_BUFFERS_DURATION: 14.26955</text:p>
            <text:p text:style-name="Table_20_Contents"><text:s text:c="4"/>SYNC_DURATION: 0.89129</text:p>
            <text:p text:style-name="Table_20_Contents"><text:s text:c="4"/>TOTAL_DURATION: 19.886951</text:p>
            <text:p text:style-name="Table_20_Contents"><text:s text:c="4"/>UNKNOWN_DELAY_DURATION: 0.403711</text:p>
          </table:table-cell>
        </table:table-row>
        <table:table-row>
          <table:table-cell table:style-name="Table1.A2" office:value-type="string">
            <text:p text:style-name="P13">2</text:p>
          </table:table-cell>
          <table:table-cell table:style-name="Table1.A2" office:value-type="string">
            <text:p text:style-name="Table_20_Contents">ANIMATION_DURATION: 0.37892</text:p>
            <text:p text:style-name="Table_20_Contents"><text:s text:c="4"/>COMMAND_ISSUE_DURATION: 3.59423</text:p>
            <text:p text:style-name="Table_20_Contents"><text:s text:c="4"/>DRAW_DURATION: 0.02813</text:p>
            <text:p text:style-name="Table_20_Contents"><text:s text:c="4"/>FIRST_DRAW_FRAME: 0.0</text:p>
            <text:p text:style-name="Table_20_Contents"><text:s text:c="4"/>INPUT_HANDLING_DURATION: 0.04676</text:p>
            <text:p text:style-name="Table_20_Contents"><text:s text:c="4"/>LAYOUT_MEASURE_DURATION: 0.42749</text:p>
            <text:p text:style-name="Table_20_Contents"><text:s text:c="4"/>SWAP_BUFFERS_DURATION: 8.26672</text:p>
            <text:p text:style-name="Table_20_Contents"><text:s text:c="4"/>SYNC_DURATION: 0.13196</text:p>
            <text:p text:style-name="Table_20_Contents"><text:s text:c="4"/>TOTAL_DURATION: 13.332544</text:p>
            <text:p text:style-name="Table_20_Contents"><text:s text:c="4"/>UNKNOWN_DELAY_DURATION: 0.437914</text:p>
          </table:table-cell>
          <table:table-cell table:style-name="Table1.C2" office:value-type="string">
            <text:p text:style-name="Table_20_Contents">ANIMATION_DURATION: 0.20726</text:p>
            <text:p text:style-name="Table_20_Contents"><text:s text:c="4"/>COMMAND_ISSUE_DURATION: 1.52789</text:p>
            <text:p text:style-name="Table_20_Contents"><text:s text:c="4"/>DRAW_DURATION: 0.02569</text:p>
            <text:p text:style-name="Table_20_Contents"><text:s text:c="4"/>FIRST_DRAW_FRAME: 0.0</text:p>
            <text:p text:style-name="Table_20_Contents"><text:s text:c="4"/>INPUT_HANDLING_DURATION: 0.04605</text:p>
            <text:p text:style-name="Table_20_Contents"><text:s text:c="4"/>LAYOUT_MEASURE_DURATION: 0.34776</text:p>
            <text:p text:style-name="Table_20_Contents"><text:s text:c="4"/>SWAP_BUFFERS_DURATION: 9.02287</text:p>
            <text:p text:style-name="Table_20_Contents"><text:s text:c="4"/>SYNC_DURATION: 0.44074</text:p>
            <text:p text:style-name="Table_20_Contents"><text:s text:c="4"/>TOTAL_DURATION: 12.681992</text:p>
            <text:p text:style-name="Table_20_Contents"><text:s text:c="4"/>UNKNOWN_DELAY_DURATION: 1.031742</text:p>
          </table:table-cell>
        </table:table-row>
        <table:table-row>
          <table:table-cell table:style-name="Table1.A2" office:value-type="string">
            <text:p text:style-name="P13">3</text:p>
          </table:table-cell>
          <table:table-cell table:style-name="Table1.A2" office:value-type="string">
            <text:p text:style-name="Table_20_Contents">ANIMATION_DURATION: 0.17145</text:p>
            <text:p text:style-name="Table_20_Contents"><text:s text:c="4"/>COMMAND_ISSUE_DURATION: 3.50332</text:p>
            <text:p text:style-name="Table_20_Contents"><text:s text:c="4"/>DRAW_DURATION: 0.03538</text:p>
            <text:p text:style-name="Table_20_Contents"><text:s text:c="4"/>FIRST_DRAW_FRAME: 0.0</text:p>
            <text:p text:style-name="Table_20_Contents"><text:s text:c="4"/>INPUT_HANDLING_DURATION: 0.03943</text:p>
            <text:p text:style-name="Table_20_Contents"><text:s text:c="4"/>LAYOUT_MEASURE_DURATION: 0.52033</text:p>
            <text:p text:style-name="Table_20_Contents"><text:s text:c="4"/>SWAP_BUFFERS_DURATION: 8.17914</text:p>
            <text:p text:style-name="Table_20_Contents"><text:s text:c="4"/>SYNC_DURATION: 0.19716</text:p>
            <text:p text:style-name="Table_20_Contents"><text:s text:c="4"/>TOTAL_DURATION: 13.908662</text:p>
            <text:p text:style-name="Table_20_Contents"><text:s text:c="4"/>UNKNOWN_DELAY_DURATION: 1.174132</text:p>
          </table:table-cell>
          <table:table-cell table:style-name="Table1.C2" office:value-type="string">
            <text:p text:style-name="Table_20_Contents">ANIMATION_DURATION: 0.17336</text:p>
            <text:p text:style-name="Table_20_Contents"><text:s text:c="4"/>COMMAND_ISSUE_DURATION: 1.18268</text:p>
            <text:p text:style-name="Table_20_Contents"><text:s text:c="4"/>DRAW_DURATION: 0.0496</text:p>
            <text:p text:style-name="Table_20_Contents"><text:s text:c="4"/>FIRST_DRAW_FRAME: 0.0</text:p>
            <text:p text:style-name="Table_20_Contents"><text:s text:c="4"/>INPUT_HANDLING_DURATION: 0.04747</text:p>
            <text:p text:style-name="Table_20_Contents"><text:s text:c="4"/>LAYOUT_MEASURE_DURATION: 5.13852</text:p>
            <text:p text:style-name="Table_20_Contents"><text:s text:c="4"/>SWAP_BUFFERS_DURATION: 11.50072</text:p>
            <text:p text:style-name="Table_20_Contents"><text:s text:c="4"/>SYNC_DURATION: 0.13692</text:p>
            <text:p text:style-name="Table_20_Contents"><text:s text:c="4"/>TOTAL_DURATION: 19.54258</text:p>
            <text:p text:style-name="Table_20_Contents"><text:s text:c="4"/>UNKNOWN_DELAY_DURATION: 1.27387</text:p>
          </table:table-cell>
        </table:table-row>
      </table:table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6">5<text:span text:style-name="T3">0k</text:span></text:p>
          </table:table-cell>
          <table:table-cell table:style-name="Table2.A1" office:value-type="string">
            <text:p text:style-name="P11">1 view</text:p>
          </table:table-cell>
          <table:table-cell table:style-name="Table2.C1" office:value-type="string">
            <text:p text:style-name="P11">5 view<text:span text:style-name="T2">s</text:span></text:p>
          </table:table-cell>
        </table:table-row>
        <table:table-row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6">ANIMATION_DURATION: 0.01836</text:p>
            <text:p text:style-name="P16">COMMAND_ISSUE_DURATION: 57.30231</text:p>
            <text:p text:style-name="P16">DRAW_DURATION: 1230.11857</text:p>
            <text:p text:style-name="P16"><text:s text:c="4"/>FIRST_DRAW_FRAME: 1.0E-6</text:p>
            <text:p text:style-name="P16"><text:s text:c="4"/>INPUT_HANDLING_DURATION: 0.0355</text:p>
            <text:p text:style-name="P16"><text:s text:c="4"/>LAYOUT_MEASURE_DURATION: 59.20771</text:p>
            <text:p text:style-name="P16"><text:s text:c="4"/>SWAP_BUFFERS_DURATION: 17.63182</text:p>
            <text:p text:style-name="P16"><text:s text:c="4"/>SYNC_DURATION: 6.9072</text:p>
            <text:p text:style-name="P16"><text:s text:c="4"/>TOTAL_DURATION: 1388.405551</text:p>
            <text:p text:style-name="P16"><text:s text:c="4"/>UNKNOWN_DELAY_DURATION: 16.236901</text:p>
          </table:table-cell>
          <table:table-cell table:style-name="Table2.C2" office:value-type="string">
            <text:p text:style-name="P16">ANIMATION_DURATION: 0.01891</text:p>
            <text:p text:style-name="P16"><text:s text:c="4"/>COMMAND_ISSUE_DURATION: 29.29458</text:p>
            <text:p text:style-name="P16"><text:s text:c="4"/>DRAW_DURATION: 1121.80154</text:p>
            <text:p text:style-name="P16"><text:s text:c="4"/>FIRST_DRAW_FRAME: 1.0E-6</text:p>
            <text:p text:style-name="P16"><text:s text:c="4"/>INPUT_HANDLING_DURATION: 0.14922</text:p>
            <text:p text:style-name="P16"><text:s text:c="4"/>LAYOUT_MEASURE_DURATION: 59.0968</text:p>
            <text:p text:style-name="P16"><text:s text:c="4"/>SWAP_BUFFERS_DURATION: 14.70682</text:p>
            <text:p text:style-name="P16"><text:s text:c="4"/>SYNC_DURATION: 1.54255</text:p>
            <text:p text:style-name="P16"><text:s text:c="4"/>TOTAL_DURATION: 1228.39215</text:p>
            <text:p text:style-name="P16"><text:s text:c="4"/>UNKNOWN_DELAY_DURATION: 0.99741</text:p>
          </table:table-cell>
        </table:table-row>
        <text:soft-page-break/>
        <table:table-row>
          <table:table-cell table:style-name="Table2.A2" office:value-type="string">
            <text:p text:style-name="P14">2</text:p>
          </table:table-cell>
          <table:table-cell table:style-name="Table2.A2" office:value-type="string">
            <text:p text:style-name="P16">ANIMATION_DURATION: 0.01855</text:p>
            <text:p text:style-name="P16"><text:s text:c="4"/>COMMAND_ISSUE_DURATION: 50.77263</text:p>
            <text:p text:style-name="P16"><text:s text:c="4"/>DRAW_DURATION: 1120.86115</text:p>
            <text:p text:style-name="P16"><text:s text:c="4"/>FIRST_DRAW_FRAME: 1.0E-6</text:p>
            <text:p text:style-name="P16"><text:s text:c="4"/>INPUT_HANDLING_DURATION: 0.07313</text:p>
            <text:p text:style-name="P16"><text:s text:c="4"/>LAYOUT_MEASURE_DURATION: 38.6832</text:p>
            <text:p text:style-name="P16"><text:s text:c="4"/>SWAP_BUFFERS_DURATION: 16.2921</text:p>
            <text:p text:style-name="P16"><text:s text:c="4"/>SYNC_DURATION: 7.16394</text:p>
            <text:p text:style-name="P16"><text:s text:c="4"/>TOTAL_DURATION: 1235.846952</text:p>
            <text:p text:style-name="P16"><text:s text:c="4"/>UNKNOWN_DELAY_DURATION: 1.180062</text:p>
          </table:table-cell>
          <table:table-cell table:style-name="Table2.C2" office:value-type="string">
            <text:p text:style-name="P16">ANIMATION_DURATION: 0.01849</text:p>
            <text:p text:style-name="P16"><text:s text:c="4"/>COMMAND_ISSUE_DURATION: 28.92756</text:p>
            <text:p text:style-name="P16"><text:s text:c="4"/>DRAW_DURATION: 1036.32571</text:p>
            <text:p text:style-name="P16"><text:s text:c="4"/>FIRST_DRAW_FRAME: 1.0E-6</text:p>
            <text:p text:style-name="P16"><text:s text:c="4"/>INPUT_HANDLING_DURATION: 0.03848</text:p>
            <text:p text:style-name="P16"><text:s text:c="4"/>LAYOUT_MEASURE_DURATION: 35.24048</text:p>
            <text:p text:style-name="P16"><text:s text:c="4"/>SWAP_BUFFERS_DURATION: 14.45243</text:p>
            <text:p text:style-name="P16"><text:s text:c="4"/>SYNC_DURATION: 1.55575</text:p>
            <text:p text:style-name="P16"><text:s text:c="4"/>TOTAL_DURATION: 1120.420727</text:p>
            <text:p text:style-name="P16"><text:s text:c="4"/>UNKNOWN_DELAY_DURATION: 2.793627</text:p>
          </table:table-cell>
        </table:table-row>
        <table:table-row>
          <table:table-cell table:style-name="Table2.A2" office:value-type="string">
            <text:p text:style-name="P14">3</text:p>
          </table:table-cell>
          <table:table-cell table:style-name="Table2.A2" office:value-type="string">
            <text:p text:style-name="P16">ANIMATION_DURATION: 0.01821</text:p>
            <text:p text:style-name="P16"><text:s text:c="4"/>COMMAND_ISSUE_DURATION: 49.7518</text:p>
            <text:p text:style-name="P16"><text:s text:c="4"/>DRAW_DURATION: 1100.47344</text:p>
            <text:p text:style-name="P16"><text:s text:c="4"/>FIRST_DRAW_FRAME: 1.0E-6</text:p>
            <text:p text:style-name="P16"><text:s text:c="4"/>INPUT_HANDLING_DURATION: 0.03442</text:p>
            <text:p text:style-name="P16"><text:s text:c="4"/>LAYOUT_MEASURE_DURATION: 55.32572</text:p>
            <text:p text:style-name="P16"><text:s text:c="4"/>SWAP_BUFFERS_DURATION: 14.37212</text:p>
            <text:p text:style-name="P16"><text:s text:c="4"/>SYNC_DURATION: 7.89761</text:p>
            <text:p text:style-name="P16"><text:s text:c="4"/>TOTAL_DURATION: 1240.645383</text:p>
            <text:p text:style-name="P16"><text:s text:c="4"/>UNKNOWN_DELAY_DURATION: 12.022873</text:p>
          </table:table-cell>
          <table:table-cell table:style-name="Table2.C2" office:value-type="string">
            <text:p text:style-name="P16">ANIMATION_DURATION: 0.07149</text:p>
            <text:p text:style-name="P16"><text:s text:c="4"/>COMMAND_ISSUE_DURATION: 28.97924</text:p>
            <text:p text:style-name="P16"><text:s text:c="4"/>DRAW_DURATION: 1097.9259</text:p>
            <text:p text:style-name="P16"><text:s text:c="4"/>FIRST_DRAW_FRAME: 1.0E-6</text:p>
            <text:p text:style-name="P16"><text:s text:c="4"/>INPUT_HANDLING_DURATION: 0.03492</text:p>
            <text:p text:style-name="P16"><text:s text:c="4"/>LAYOUT_MEASURE_DURATION: 38.02484</text:p>
            <text:p text:style-name="P16"><text:s text:c="4"/>SWAP_BUFFERS_DURATION: 15.50437</text:p>
            <text:p text:style-name="P16"><text:s text:c="4"/>SYNC_DURATION: 1.51887</text:p>
            <text:p text:style-name="P16"><text:s text:c="4"/>TOTAL_DURATION: 1183.308351</text:p>
            <text:p text:style-name="P16"><text:s text:c="4"/>UNKNOWN_DELAY_DURATION: 0.500111</text:p>
          </table:table-cell>
        </table:table-row>
      </table:table>
      <text:p text:style-name="P4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7"><text:span text:style-name="T4">1</text:span>5<text:span text:style-name="T3">0k</text:span></text:p>
          </table:table-cell>
          <table:table-cell table:style-name="Table3.A1" office:value-type="string">
            <text:p text:style-name="P12">1 view</text:p>
          </table:table-cell>
          <table:table-cell table:style-name="Table3.C1" office:value-type="string">
            <text:p text:style-name="P12">5 view<text:span text:style-name="T2">s</text:span></text:p>
          </table:table-cell>
        </table:table-row>
        <table:table-row>
          <table:table-cell table:style-name="Table3.A2" office:value-type="string">
            <text:p text:style-name="P15">1</text:p>
          </table:table-cell>
          <table:table-cell table:style-name="Table3.A2" office:value-type="string">
            <text:p text:style-name="P17">ANIMATION_DURATION: 0.01628</text:p>
            <text:p text:style-name="P17"><text:s text:c="4"/>COMMAND_ISSUE_DURATION: 102.47898</text:p>
            <text:p text:style-name="P17"><text:s text:c="4"/>DRAW_DURATION: 3696.51219</text:p>
            <text:p text:style-name="P17"><text:s text:c="4"/>FIRST_DRAW_FRAME: 1.0E-6</text:p>
            <text:p text:style-name="P17"><text:s text:c="4"/>INPUT_HANDLING_DURATION: 0.04047</text:p>
            <text:p text:style-name="P17"><text:s text:c="4"/>LAYOUT_MEASURE_DURATION: 38.9274</text:p>
            <text:p text:style-name="P17"><text:s text:c="4"/>SWAP_BUFFERS_DURATION: 19.88418</text:p>
            <text:p text:style-name="P17"><text:s text:c="4"/>SYNC_DURATION: 21.56111</text:p>
            <text:p text:style-name="P17"><text:s text:c="4"/>TOTAL_DURATION: 3882.167778</text:p>
            <text:p text:style-name="P17"><text:s text:c="4"/>UNKNOWN_DELAY_DURATION: 1.103818</text:p>
          </table:table-cell>
          <table:table-cell table:style-name="Table3.C2" office:value-type="string">
            <text:p text:style-name="P17">ANIMATION_DURATION: 0.02043</text:p>
            <text:p text:style-name="P17"><text:s text:c="4"/>COMMAND_ISSUE_DURATION: 38.86653</text:p>
            <text:p text:style-name="P17"><text:s text:c="4"/>DRAW_DURATION: 3046.59002</text:p>
            <text:p text:style-name="P17"><text:s text:c="4"/>FIRST_DRAW_FRAME: 1.0E-6</text:p>
            <text:p text:style-name="P17"><text:s text:c="4"/>INPUT_HANDLING_DURATION: 0.05078</text:p>
            <text:p text:style-name="P17"><text:s text:c="4"/>LAYOUT_MEASURE_DURATION: 45.45567</text:p>
            <text:p text:style-name="P17"><text:s text:c="4"/>SWAP_BUFFERS_DURATION: 18.19939</text:p>
            <text:p text:style-name="P17"><text:s text:c="4"/>SYNC_DURATION: 4.796</text:p>
            <text:p text:style-name="P17"><text:s text:c="4"/>TOTAL_DURATION: 3158.682538</text:p>
            <text:p text:style-name="P17"><text:s text:c="4"/>UNKNOWN_DELAY_DURATION: 0.949488</text:p>
          </table:table-cell>
        </table:table-row>
        <table:table-row>
          <table:table-cell table:style-name="Table3.A2" office:value-type="string">
            <text:p text:style-name="P15">2</text:p>
          </table:table-cell>
          <table:table-cell table:style-name="Table3.A2" office:value-type="string">
            <text:p text:style-name="P17">ANIMATION_DURATION: 0.01849</text:p>
            <text:p text:style-name="P17"><text:s text:c="4"/>COMMAND_ISSUE_DURATION: 95.23537</text:p>
            <text:p text:style-name="P17"><text:s text:c="4"/>DRAW_DURATION: 3350.86433</text:p>
            <text:p text:style-name="P17"><text:s text:c="4"/>FIRST_DRAW_FRAME: 1.0E-6</text:p>
            <text:p text:style-name="P17"><text:s text:c="4"/>INPUT_HANDLING_DURATION: 0.03929</text:p>
            <text:p text:style-name="P17"><text:s text:c="4"/>LAYOUT_MEASURE_DURATION: 64.24282</text:p>
            <text:p text:style-name="P17"><text:s text:c="4"/>SWAP_BUFFERS_DURATION: 18.77898</text:p>
            <text:p text:style-name="P17"><text:s text:c="4"/>SYNC_DURATION: 21.13309</text:p>
            <text:p text:style-name="P17"><text:s text:c="4"/>TOTAL_DURATION: 3558.902893</text:p>
            <text:p text:style-name="P17"><text:s text:c="4"/>UNKNOWN_DELAY_DURATION: 4.853073</text:p>
          </table:table-cell>
          <table:table-cell table:style-name="Table3.C2" office:value-type="string">
            <text:p text:style-name="P17">ANIMATION_DURATION: 0.01831</text:p>
            <text:p text:style-name="P17"><text:s text:c="4"/>COMMAND_ISSUE_DURATION: 40.37338</text:p>
            <text:p text:style-name="P17"><text:s text:c="4"/>DRAW_DURATION: 3025.17933</text:p>
            <text:p text:style-name="P17"><text:s text:c="4"/>FIRST_DRAW_FRAME: 1.0E-6</text:p>
            <text:p text:style-name="P17"><text:s text:c="4"/>INPUT_HANDLING_DURATION: 0.04024</text:p>
            <text:p text:style-name="P17"><text:s text:c="4"/>LAYOUT_MEASURE_DURATION: 39.0132</text:p>
            <text:p text:style-name="P17"><text:s text:c="4"/>SWAP_BUFFERS_DURATION: 18.41673</text:p>
            <text:p text:style-name="P17"><text:s text:c="4"/>SYNC_DURATION: 4.51534</text:p>
            <text:p text:style-name="P17"><text:s text:c="4"/>TOTAL_DURATION: 3136.694636</text:p>
            <text:p text:style-name="P17"><text:s text:c="4"/>UNKNOWN_DELAY_DURATION: 4.235526</text:p>
          </table:table-cell>
        </table:table-row>
        <table:table-row>
          <table:table-cell table:style-name="Table3.A2" office:value-type="string">
            <text:p text:style-name="P15">3</text:p>
          </table:table-cell>
          <table:table-cell table:style-name="Table3.A2" office:value-type="string">
            <text:p text:style-name="P17">ANIMATION_DURATION: 0.01757</text:p>
            <text:p text:style-name="P17"><text:s text:c="4"/>COMMAND_ISSUE_DURATION: 95.97687</text:p>
            <text:p text:style-name="P17"><text:s text:c="4"/>DRAW_DURATION: 3066.25755</text:p>
            <text:p text:style-name="P17"><text:s text:c="4"/>FIRST_DRAW_FRAME: 1.0E-6</text:p>
            <text:p text:style-name="P17"><text:s text:c="4"/>INPUT_HANDLING_DURATION: 0.038</text:p>
            <text:p text:style-name="P17"><text:s text:c="4"/>LAYOUT_MEASURE_DURATION: 33.56925</text:p>
            <text:p text:style-name="P17"><text:s text:c="4"/>SWAP_BUFFERS_DURATION: 17.25859</text:p>
            <text:p text:style-name="P17"><text:soft-page-break/><text:s text:c="4"/>SYNC_DURATION: 22.4706</text:p>
            <text:p text:style-name="P17"><text:s text:c="4"/>TOTAL_DURATION: 3248.550148</text:p>
            <text:p text:style-name="P17"><text:s text:c="4"/>UNKNOWN_DELAY_DURATION: 7.766978</text:p>
          </table:table-cell>
          <table:table-cell table:style-name="Table3.C2" office:value-type="string">
            <text:p text:style-name="P17">ANIMATION_DURATION: 0.01797</text:p>
            <text:p text:style-name="P17"><text:s text:c="4"/>COMMAND_ISSUE_DURATION: 37.1174</text:p>
            <text:p text:style-name="P17"><text:s text:c="4"/>DRAW_DURATION: 2974.51138</text:p>
            <text:p text:style-name="P17"><text:s text:c="4"/>FIRST_DRAW_FRAME: 1.0E-6</text:p>
            <text:p text:style-name="P17"><text:s text:c="4"/>INPUT_HANDLING_DURATION: 0.03528</text:p>
            <text:p text:style-name="P17"><text:s text:c="4"/>LAYOUT_MEASURE_DURATION: 44.21654</text:p>
            <text:p text:style-name="P17"><text:s text:c="4"/>SWAP_BUFFERS_DURATION: 18.91339</text:p>
            <text:p text:style-name="P17"><text:soft-page-break/><text:s text:c="4"/>SYNC_DURATION: 4.18099</text:p>
            <text:p text:style-name="P17"><text:s text:c="4"/>TOTAL_DURATION: 3082.591404</text:p>
            <text:p text:style-name="P17"><text:s text:c="4"/>UNKNOWN_DELAY_DURATION: 2.823494</text:p>
          </table:table-cell>
        </table:table-row>
      </table:table>
      <text:p text:style-name="P5"/>
      <text:p text:style-name="P5"/>
      <text:p text:style-name="P9">Kết quả trung bình thu được sau 3 lần kiểm tra đối với mỗi trường hợp: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7"><text:span text:style-name="T7">DRAW_DURATION </text:span></text:p>
            <text:p text:style-name="P6">trung bình</text:p>
          </table:table-cell>
          <table:table-cell table:style-name="Table4.A1" office:value-type="string">
            <text:p text:style-name="P19">1 view </text:p>
          </table:table-cell>
          <table:table-cell table:style-name="Table4.C1" office:value-type="string">
            <text:p text:style-name="P19">5 view </text:p>
          </table:table-cell>
        </table:table-row>
        <table:table-row>
          <table:table-cell table:style-name="Table4.A2" office:value-type="string">
            <text:p text:style-name="P18">5000 item</text:p>
          </table:table-cell>
          <table:table-cell table:style-name="Table4.A2" office:value-type="string">
            <text:p text:style-name="P7"><text:span text:style-name="T7">0.03546</text:span></text:p>
          </table:table-cell>
          <table:table-cell table:style-name="Table4.C2" office:value-type="string">
            <text:p text:style-name="P7"><text:span text:style-name="T7">0.03795</text:span></text:p>
          </table:table-cell>
        </table:table-row>
        <table:table-row>
          <table:table-cell table:style-name="Table4.A2" office:value-type="string">
            <text:p text:style-name="Table_20_Contents">5<text:span text:style-name="T7">0 000 item</text:span></text:p>
          </table:table-cell>
          <table:table-cell table:style-name="Table4.A2" office:value-type="string">
            <text:p text:style-name="Table_20_Contents">1150.48438667</text:p>
          </table:table-cell>
          <table:table-cell table:style-name="Table4.C2" office:value-type="string">
            <text:p text:style-name="Table_20_Contents">1085.35105</text:p>
          </table:table-cell>
        </table:table-row>
        <table:table-row>
          <table:table-cell table:style-name="Table4.A2" office:value-type="string">
            <text:p text:style-name="Table_20_Contents">1<text:span text:style-name="T7">50 000 item</text:span></text:p>
          </table:table-cell>
          <table:table-cell table:style-name="Table4.A2" office:value-type="string">
            <text:p text:style-name="Table_20_Contents">3371.21135667</text:p>
          </table:table-cell>
          <table:table-cell table:style-name="Table4.C2" office:value-type="string">
            <text:p text:style-name="Table_20_Contents">3015.42691</text:p>
          </table:table-cell>
        </table:table-row>
      </table:table>
      <text:p text:style-name="P6"/>
      <text:p text:style-name="P6">Ta thấy đối <text:span text:style-name="T8">với số lượng item càng nhiều thì khi hiện thực tất cả trong 1 view sẽ cho thời gian dựng view lâu hơn so với sử dụng 5 view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44:50.565116214</meta:creation-date>
    <dc:date>2019-09-19T17:15:51.613212461</dc:date>
    <meta:editing-duration>PT1H8M55S</meta:editing-duration>
    <meta:editing-cycles>25</meta:editing-cycles>
    <meta:generator>LibreOffice/6.0.7.3$Linux_X86_64 LibreOffice_project/00m0$Build-3</meta:generator>
    <meta:document-statistic meta:table-count="4" meta:image-count="0" meta:object-count="0" meta:page-count="3" meta:paragraph-count="216" meta:word-count="495" meta:character-count="6292" meta:non-whitespace-character-count="5370"/>
  </office:meta>
</office:document-meta>
</file>